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235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612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9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9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46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0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22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1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2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0" style:family="table-cell" style:parent-style-name="Default">
      <style:table-cell-properties style:vertical-align="middle"/>
      <style:text-properties style:use-window-font-color="true" style:font-name="Avenir"/>
    </style:style>
    <style:style style:name="ce185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64" style:family="table-cell" style:parent-style-name="Default">
      <style:table-cell-properties fo:border="0.06pt solid #000000" style:vertical-align="middle"/>
      <style:text-properties style:font-name="Avenir"/>
    </style:style>
    <style:style style:name="ce16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8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8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5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3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Default" table:number-columns-repeated="5"/>
          <table:table-cell table:style-name="ce685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5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8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9"/>
          <table:table-cell table:style-name="ce286" office:value-type="string" calcext:value-type="string">
            <text:p>MP</text:p>
          </table:table-cell>
          <table:table-cell table:style-name="ce279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80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80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80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80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80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80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80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5" table:content-validation-name="val72" office:value-type="string" calcext:value-type="string">
            <text:p>Primer világi képzettség</text:p>
          </table:table-cell>
          <table:table-cell table:style-name="ce685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80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80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5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34" office:value-type="string" calcext:value-type="string" table:number-columns-spanned="2" table:number-rows-spanned="1">
            <text:p>Fok</text:p>
          </table:table-cell>
          <table:covered-table-cell table:style-name="ce334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5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35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36" table:content-validation-name="val71" table:number-columns-spanned="2" table:number-rows-spanned="1"/>
          <table:covered-table-cell table:style-name="ce336" table:content-validation-name="val71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1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3"/>
        <table:table-column table:style-name="co24" table:default-cell-style-name="ce1189"/>
        <table:table-column table:style-name="co25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45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693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2">
          <table:table-cell table:style-name="ce41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0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2">
          <table:table-cell table:style-name="ce416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416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45" table:content-validation-name="val58"/>
          <table:table-cell table:style-name="ce567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586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4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6" table:default-cell-style-name="ce682"/>
        <table:table-column table:style-name="co27" table:default-cell-style-name="ce682"/>
        <table:table-column table:style-name="co28" table:default-cell-style-name="ce682"/>
        <table:table-column table:style-name="co29" table:default-cell-style-name="ce682"/>
        <table:table-column table:style-name="co30" table:number-columns-repeated="5" table:default-cell-style-name="ce682"/>
        <table:table-column table:style-name="co31" table:default-cell-style-name="ce682"/>
        <table:table-column table:style-name="co14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682"/>
        <table:table-column table:style-name="co36" table:default-cell-style-name="ce894"/>
        <table:table-column table:style-name="co37" table:default-cell-style-name="ce909"/>
        <table:table-column table:style-name="co38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7"/>
          <table:covered-table-cell table:number-columns-repeated="5" table:style-name="ce691"/>
          <table:covered-table-cell table:number-columns-repeated="2" table:style-name="ce597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4">
          <table:table-cell table:style-name="ce597"/>
          <table:table-cell table:style-name="ce597" table:number-columns-spanned="6" table:number-rows-spanned="1"/>
          <table:covered-table-cell table:number-columns-repeated="5" table:style-name="ce597"/>
          <table:table-cell table:style-name="ce597" table:number-columns-repeated="8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3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31" office:value-type="string" calcext:value-type="string">
            <text:p>Módosítók</text:p>
          </table:table-cell>
          <table:table-cell table:style-name="ce683" table:content-validation-name="val138" office:value-type="string" calcext:value-type="string">
            <text:p>Összesen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Összesen felvett HM:</text:p>
          </table:table-cell>
          <table:covered-table-cell table:style-name="ce597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0" table:content-validation-name="val120" office:value-type="float" office:value="10" calcext:value-type="float">
            <text:p>10</text:p>
          </table:table-cell>
          <table:table-cell table:style-name="ce750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28" table:content-validation-name="val139" table:formula="of:=[.C4]+[.D4]" office:value-type="float" office:value="15" calcext:value-type="float">
            <text:p>15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Max felvehető HM:</text:p>
          </table:table-cell>
          <table:covered-table-cell table:style-name="ce597"/>
          <table:table-cell table:style-name="ce990" table:content-validation-name="val165" table:formula="of:=[Data.C19]*[Alapértékek.D8]" office:value-type="float" office:value="30" calcext:value-type="float">
            <text:p>3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50" table:content-validation-name="val120" office:value-type="float" office:value="20" calcext:value-type="float">
            <text:p>20</text:p>
          </table:table-cell>
          <table:table-cell table:style-name="ce750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828" table:content-validation-name="val140" table:formula="of:=[.C5]+[.B5]+[.D5]" office:value-type="float" office:value="20" calcext:value-type="float">
            <text:p>20</text:p>
          </table:table-cell>
          <table:table-cell table:style-name="ce597" table:number-columns-repeated="5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50" table:content-validation-name="val120" office:value-type="float" office:value="120" calcext:value-type="float">
            <text:p>120</text:p>
          </table:table-cell>
          <table:table-cell table:style-name="ce750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828" table:content-validation-name="val141" table:formula="of:=[.C6]+[.B6]+[.D6]" office:value-type="float" office:value="120" calcext:value-type="float">
            <text:p>120</text:p>
          </table:table-cell>
          <table:table-cell table:style-name="ce597" table:number-columns-repeated="5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597" table:number-columns-repeated="6"/>
          <table:table-cell table:style-name="ce788" office:value-type="string" calcext:value-type="string" table:number-columns-spanned="2" table:number-rows-spanned="1">
            <text:p>Össz felvett CM:</text:p>
          </table:table-cell>
          <table:covered-table-cell table:style-name="ce597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597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0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828" table:content-validation-name="val142" table:formula="of:=[.C8]+[.B8]+[.D8]" office:value-type="float" office:value="-30" calcext:value-type="float">
            <text:p>-30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Max felvehető CM:</text:p>
          </table:table-cell>
          <table:covered-table-cell table:style-name="ce597"/>
          <table:table-cell table:style-name="ce990" table:content-validation-name="val166" table:formula="of:=[Data.C22]*[Alapértékek.$D$8]" office:value-type="float" office:value="20" calcext:value-type="float">
            <text:p>2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597" table:number-columns-spanned="9" table:number-rows-spanned="1"/>
          <table:covered-table-cell table:number-columns-repeated="5" table:style-name="ce691"/>
          <table:covered-table-cell table:number-columns-repeated="3" table:style-name="ce597"/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425" calcext:value-type="float">
            <text:p>425</text:p>
          </table:table-cell>
          <table:table-cell table:style-name="ce597"/>
          <table:table-cell table:style-name="ce788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Átlag HM</text:p>
          </table:table-cell>
          <table:covered-table-cell table:style-name="ce597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09"/>
          <table:table-cell table:style-name="ce609" table:number-columns-spanned="6" table:number-rows-spanned="1"/>
          <table:covered-table-cell table:number-columns-repeated="5" table:style-name="ce609"/>
          <table:table-cell table:style-name="ce609" table:number-columns-repeated="5"/>
          <table:table-cell table:style-name="Default" table:number-columns-repeated="5"/>
          <table:table-cell table:style-name="ce609" table:number-columns-repeated="2"/>
          <table:table-cell table:style-name="Default" table:number-columns-repeated="22"/>
          <table:table-cell table:style-name="ce609" table:number-columns-repeated="215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7"/>
          <table:table-cell/>
          <table:table-cell table:style-name="ce597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1" table:content-validation-name="val122" office:value-type="string" calcext:value-type="string">
            <text:p>Szint</text:p>
          </table:table-cell>
          <table:table-cell table:style-name="ce751" office:value-type="string" calcext:value-type="string">
            <text:p>KÉ</text:p>
          </table:table-cell>
          <table:table-cell table:style-name="ce751" office:value-type="string" calcext:value-type="string">
            <text:p>TÉ/CÉ</text:p>
          </table:table-cell>
          <table:table-cell table:style-name="ce751" office:value-type="string" calcext:value-type="string">
            <text:p>VÉ</text:p>
          </table:table-cell>
          <table:table-cell table:style-name="ce751" table:content-validation-name="val152" office:value-type="string" calcext:value-type="string">
            <text:p>Harckeret</text:p>
          </table:table-cell>
          <table:table-cell table:style-name="ce75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9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2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2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2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2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style-name="ce597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2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8">
          <table:table-cell table:style-name="ce609" table:number-columns-spanned="9" table:number-rows-spanned="1"/>
          <table:covered-table-cell table:number-columns-repeated="7" table:style-name="ce609"/>
          <table:covered-table-cell table:style-name="ce999"/>
          <table:table-cell table:style-name="ce609"/>
          <table:table-cell table:style-name="ce840"/>
          <table:table-cell/>
          <table:table-cell table:style-name="Default" table:number-columns-repeated="5"/>
          <table:table-cell table:style-name="ce609" table:number-columns-repeated="2"/>
          <table:table-cell table:style-name="Default" table:number-columns-repeated="22"/>
          <table:table-cell table:style-name="ce609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2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615" table:content-validation-name="val58" office:value-type="string" calcext:value-type="string">
            <text:p>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9"/>
          <table:table-cell table:style-name="ce840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1"/>
          <table:table-cell table:style-name="Default" table:number-columns-repeated="4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6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1" table:number-columns-repeated="2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9">
          <table:table-cell table:style-name="ce62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7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23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2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623" table:number-columns-spanned="2" table:number-rows-spanned="1"/>
          <table:covered-table-cell table:style-name="ce623"/>
          <table:table-cell table:style-name="ce835"/>
          <table:table-cell table:style-name="Default" table:number-columns-repeated="3"/>
          <table:table-cell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9"/>
          <table:table-cell table:style-name="Default" table:number-columns-repeated="3"/>
          <table:table-cell table:style-name="ce840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15" table:content-validation-name="val97" office:value-type="string" calcext:value-type="string">
            <text:p>Távolsági 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9"/>
          <table:table-cell table:style-name="Default" table:number-columns-repeated="3"/>
          <table:table-cell table:style-name="ce840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22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55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1"/>
          <table:covered-table-cell/>
          <table:covered-table-cell table:style-name="ce597"/>
          <table:covered-table-cell table:style-name="ce794"/>
          <table:table-cell table:style-name="ce597"/>
          <table:table-cell table:style-name="Default" table:number-columns-repeated="3"/>
          <table:table-cell table:style-name="ce597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1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0" table:content-validation-name="val110"/>
          <table:table-cell table:style-name="ce70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7"/>
          <table:table-cell table:style-name="ce59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966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7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803"/>
          <table:table-cell table:style-name="ce59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3" table:number-columns-spanned="3" table:number-rows-spanned="1"/>
          <table:covered-table-cell table:number-columns-repeated="2" table:style-name="ce966"/>
          <table:table-cell table:style-name="ce59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3" table:content-validation-name="val158"/>
          <table:covered-table-cell table:style-name="ce966"/>
          <table:covered-table-cell table:style-name="ce597"/>
          <table:table-cell table:style-name="ce59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7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7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7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9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Default" table:number-columns-repeated="6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3"/>
          <table:table-cell table:style-name="ce843" table:content-validation-name="val127" office:value-type="string" calcext:value-type="string">
            <text:p>Tám/kör</text:p>
          </table:table-cell>
          <table:table-cell table:style-name="ce843" office:value-type="string" calcext:value-type="string">
            <text:p>KÉ</text:p>
          </table:table-cell>
          <table:table-cell table:style-name="ce843" office:value-type="string" calcext:value-type="string">
            <text:p>TÉ</text:p>
          </table:table-cell>
          <table:table-cell table:style-name="ce843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0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655" table:content-validation-name="val102" office:value-type="string" calcext:value-type="string">
            <text:p><text:s text:c="3"/>Elsődleges fegyver</text:p>
          </table:table-cell>
          <table:table-cell table:style-name="ce73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655" table:content-validation-name="val102" office:value-type="string" calcext:value-type="string">
            <text:p><text:s text:c="3"/>Másodlagos fegyver</text:p>
          </table:table-cell>
          <table:table-cell table:style-name="ce73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11"/>
          <table:table-cell table:style-name="ce609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5"/>
          <table:table-cell table:style-name="ce785"/>
          <table:table-cell table:style-name="ce846" office:value-type="string" calcext:value-type="string">
            <text:p>Harckeret</text:p>
          </table:table-cell>
          <table:table-cell table:style-name="ce846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6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3" table:number-columns-spanned="2" table:number-rows-spanned="1"/>
          <table:covered-table-cell table:style-name="ce73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2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2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2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9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5" table:content-validation-name="val116" table:number-columns-spanned="2" table:number-rows-spanned="1"/>
          <table:covered-table-cell table:style-name="ce786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97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O$60];0)" office:value-type="float" office:value="0" calcext:value-type="float">
            <text:p>0</text:p>
          </table:table-cell>
          <table:table-cell table:style-name="ce1067" table:formula="of:=[.P60]" office:value-type="float" office:value="0" calcext:value-type="float">
            <text:p>0</text:p>
          </table:table-cell>
          <table:table-cell table:style-name="ce907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1"/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5" table:content-validation-name="val118" table:number-columns-spanned="2" table:number-rows-spanned="1"/>
          <table:covered-table-cell table:style-name="ce73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6" office:value-type="string" calcext:value-type="string">
            <text:p>Szúró</text:p>
          </table:table-cell>
          <table:table-cell table:style-name="ce78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7" table:content-validation-name="val119" table:number-columns-spanned="2" table:number-rows-spanned="1"/>
          <table:covered-table-cell table:style-name="ce737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7" table:number-columns-repeated="2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963"/>
          <table:table-cell table:style-name="ce721"/>
          <table:table-cell table:style-name="ce609" table:number-columns-repeated="2"/>
          <table:table-cell table:number-columns-repeated="3"/>
          <table:table-cell table:style-name="ce609"/>
          <table:table-cell table:style-name="ce999"/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7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7"/>
          <table:table-cell table:style-name="Default" table:number-columns-repeated="3"/>
          <table:table-cell table:style-name="ce787" table:number-columns-repeated="2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66"/>
          <table:table-cell table:style-name="ce710"/>
          <table:table-cell table:style-name="ce773"/>
          <table:table-cell table:style-name="ce902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68"/>
          <table:table-cell table:style-name="ce716"/>
          <table:table-cell table:style-name="ce777"/>
          <table:table-cell table:style-name="ce903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5"/>
          <table:table-cell table:style-name="ce719"/>
          <table:table-cell table:style-name="ce778"/>
          <table:table-cell table:style-name="ce904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6"/>
          <table:table-cell table:style-name="ce725"/>
          <table:table-cell table:style-name="ce780"/>
          <table:table-cell table:style-name="ce911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7"/>
          <table:table-cell table:style-name="ce727"/>
          <table:table-cell table:style-name="ce781"/>
          <table:table-cell table:style-name="ce912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7"/>
          <table:covered-table-cell table:style-name="ce825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7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597"/>
          <table:table-cell table:style-name="ce556"/>
          <table:table-cell table:style-name="ce597" table:number-columns-repeated="13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 table:number-rows-repeated="65465">
          <table:table-cell table:style-name="ce597" table:number-columns-repeated="15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 table:number-rows-repeated="9">
          <table:table-cell table:style-name="ce59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8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ce6"/>
        <table:table-column table:style-name="co54" table:default-cell-style-name="ce685"/>
        <table:table-column table:style-name="co55" table:default-cell-style-name="ce685"/>
        <table:table-column table:style-name="co38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2"/>
          <table:table-cell table:style-name="ce1144" table:content-validation-name="val108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122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2"/>
          <table:table-cell table:style-name="ce1146" table:content-validation-name="val108" table:formula="of:=[.M6]+SUM([.M10:.M11])+[.M30]+SUM([.M15:.M26])" office:value-type="float" office:value="0" calcext:value-type="float" table:number-columns-spanned="2" table:number-rows-spanned="1">
            <text:p>0</text:p>
          </table:table-cell>
          <table:covered-table-cell table:style-name="ce11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6"/>
          <table:table-cell table:number-columns-repeated="6"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table:number-columns-spanned="4" table:number-rows-spanned="1"/>
          <table:covered-table-cell table:style-name="ce738" table:content-validation-name="val175"/>
          <table:covered-table-cell table:style-name="ce295" table:content-validation-name="val175"/>
          <table:covered-table-cell table:style-name="ce252" table:content-validation-name="val175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5" table:content-validation-name="val175" table:number-columns-spanned="4" table:number-rows-spanned="1"/>
          <table:covered-table-cell table:style-name="ce1437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215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/>
          <table:table-cell table:style-name="Default"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1011"/>
          <table:table-cell table:number-columns-repeated="15360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0" calcext:value-type="float">
            <text:p>0</text:p>
          </table:table-cell>
          <table:table-cell table:style-name="ce1226" table:content-validation-name="val108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Default" table:number-columns-repeated="1024"/>
          <table:table-cell table:number-columns-repeated="15360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17"/>
          <table:table-cell table:number-columns-repeated="15360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1011"/>
          <table:table-cell table:number-columns-repeated="15360"/>
        </table:table-row>
        <table:table-row table:style-name="ro2" table:number-rows-repeated="14">
          <table:table-cell table:style-name="Default" table:number-columns-repeated="1024"/>
          <table:table-cell table:number-columns-repeated="15360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2" table:number-rows-repeated="633">
          <table:table-cell table:style-name="Default" table:number-columns-repeated="111"/>
          <table:table-cell table:number-columns-repeated="16273"/>
        </table:table-row>
        <table:table-row table:style-name="ro2" table:number-rows-repeated="10478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38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5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7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05" table:number-columns-repeated="241"/>
          <table:table-cell table:number-columns-repeated="16128"/>
        </table:table-row>
        <table:table-row table:style-name="ro17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93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394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693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1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9"/>
          <table:table-cell table:style-name="ce177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71" table:number-columns-repeated="241"/>
          <table:table-cell table:number-columns-repeated="16128"/>
        </table:table-row>
        <table:table-row table:style-name="ro23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7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0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37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4"/>
          <table:table-cell table:style-name="ce405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ce1530"/>
        <table:table-column table:style-name="co68" table:default-cell-style-name="ce1478"/>
        <table:table-column table:style-name="co69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3"/>
          <table:covered-table-cell table:style-name="ce1421"/>
          <table:covered-table-cell table:style-name="ce1574"/>
          <table:covered-table-cell table:style-name="ce1421"/>
          <table:table-cell table:style-name="ce693"/>
          <table:table-cell table:style-name="ce260"/>
          <table:table-cell table:style-name="ce693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693"/>
          <table:table-cell table:style-name="ce1413"/>
          <table:table-cell table:style-name="ce1574"/>
          <table:table-cell table:style-name="ce1413"/>
          <table:table-cell table:style-name="ce693"/>
          <table:table-cell table:style-name="ce260"/>
          <table:table-cell table:style-name="ce693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8"/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45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7]+[.B59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4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5:.A31])" office:value-type="float" office:value="23" calcext:value-type="float">
            <text:p>23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">
          <table:table-cell table:style-name="Default" table:number-columns-repeated="3"/>
          <table:table-cell table:style-name="ce147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style-name="Default" table:number-columns-repeated="2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6:.A59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2">
          <table:table-cell table:style-name="Default" table:number-columns-repeated="2"/>
          <table:table-cell table:number-columns-repeated="16382"/>
        </table:table-row>
        <table:table-row table:style-name="ro2" table:number-rows-repeated="104851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34"/>
        <table:table-column table:style-name="co71" table:default-cell-style-name="ce1842"/>
        <table:table-column table:style-name="co72" table:default-cell-style-name="ce1834"/>
        <table:table-column table:style-name="co73" table:default-cell-style-name="ce1850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5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3" table:formula="of:=COUNTA([.G6:.G37])" office:value-type="float" office:value="32" calcext:value-type="float">
            <text:p>32</text:p>
          </table:table-cell>
          <table:table-cell table:style-name="ce1858"/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60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52" office:value-type="string" calcext:value-type="string">
            <text:p>tor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2" office:value-type="string" calcext:value-type="string">
            <text:p>pyarr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2" office:value-type="string" calcext:value-type="string">
            <text:p>shad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2" office:value-type="string" calcext:value-type="string">
            <text:p>krá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ibara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törpe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16376"/>
        </table:table-row>
        <table:table-row table:style-name="ro2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style-name="ce1837" office:value-type="string" calcext:value-type="string">
            <text:p>Harci fortélyok</text:p>
          </table:table-cell>
          <table:table-cell table:style-name="ce1479"/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0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0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95" office:value-type="string" calcext:value-type="string">
            <text:p>V8.6.2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  <table:table-cell table:style-name="Default" table:number-columns-repeated="16383"/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Szabad Pont: Tsz/2 (lefele kerekítve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Demonológia képzettség megszűnt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  <table:table-cell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5.0 – 1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2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7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74"/>
          <table:covered-table-cell table:style-name="ce1767"/>
          <table:covered-table-cell table:number-columns-repeated="6" table:style-name="ce1674"/>
          <table:covered-table-cell table:number-columns-repeated="3" table:style-name="ce1801"/>
          <table:covered-table-cell table:style-name="ce167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74"/>
          <table:table-cell table:style-name="ce1767"/>
          <table:table-cell table:style-name="ce1674" table:number-columns-repeated="6"/>
          <table:table-cell table:style-name="ce1801" table:number-columns-repeated="3"/>
          <table:table-cell table:style-name="ce167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83" office:value-type="string" calcext:value-type="string">
            <text:p>Szint</text:p>
          </table:table-cell>
          <table:table-cell table:style-name="ce1783" office:value-type="string" calcext:value-type="string" table:number-columns-spanned="2" table:number-rows-spanned="1">
            <text:p>KP</text:p>
          </table:table-cell>
          <table:covered-table-cell table:style-name="ce178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2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2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71" office:value-type="string" calcext:value-type="string">
            <text:p>Fok</text:p>
          </table:table-cell>
          <table:table-cell table:style-name="ce167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2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2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2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71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2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71"/>
          <table:table-cell table:number-columns-repeated="235"/>
        </table:table-row>
        <table:table-row table:style-name="ro30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2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7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2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52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5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97" table:number-columns-repeated="3"/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597"/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71" table:content-validation-name="val187" office:value-type="string" calcext:value-type="string">
            <text:p>Fok</text:p>
          </table:table-cell>
          <table:table-cell table:style-name="ce1671" table:content-validation-name="val187" office:value-type="string" calcext:value-type="string">
            <text:p>Bónusz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567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1" table:content-validation-name="val58"/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71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1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6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7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6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4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97" table:content-validation-name="val58"/>
          <table:table-cell table:style-name="ce1671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7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72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72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72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72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5" table:content-validation-name="val58"/>
          <table:table-cell table:style-name="ce1665" table:content-validation-name="val58" table:number-columns-repeated="2"/>
          <table:table-cell table:style-name="ce1842" table:content-validation-name="val58"/>
          <table:table-cell table:style-name="ce1775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97" table:content-validation-name="val58"/>
          <table:covered-table-cell table:style-name="ce691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73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73" table:content-validation-name="val58"/>
          <table:table-cell table:style-name="ce1673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73" table:content-validation-name="val58" office:value-type="string" calcext:value-type="string">
            <text:p>Szúró</text:p>
          </table:table-cell>
          <table:table-cell table:style-name="ce1673" table:content-validation-name="val58" office:value-type="string" calcext:value-type="string">
            <text:p>Vágó</text:p>
          </table:table-cell>
          <table:table-cell table:style-name="ce1673" table:content-validation-name="val58" office:value-type="string" calcext:value-type="string">
            <text:p>Zúzó</text:p>
          </table:table-cell>
          <table:table-cell table:style-name="ce1673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40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40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40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40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40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40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40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73" table:content-validation-name="val58" office:value-type="string" calcext:value-type="string">
            <text:p>SFÉ</text:p>
          </table:table-cell>
          <table:table-cell table:style-name="ce1673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73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2"/>
          <table:table-cell table:style-name="ce1617"/>
          <table:table-cell table:style-name="Default" table:number-columns-repeated="3"/>
          <table:table-cell table:style-name="ce1775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2"/>
          <table:table-cell table:style-name="ce1635"/>
          <table:table-cell table:style-name="ce1665" table:number-columns-repeated="2"/>
          <table:table-cell table:style-name="ce1842"/>
          <table:table-cell table:style-name="ce1775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2"/>
          <table:table-cell table:style-name="ce1635"/>
          <table:table-cell table:style-name="ce1665" table:number-columns-repeated="2"/>
          <table:table-cell table:style-name="ce1842"/>
          <table:table-cell table:style-name="ce1775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2"/>
          <table:table-cell table:style-name="ce1635"/>
          <table:table-cell table:style-name="ce1665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2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5:Képzettséglista.A59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00.00.00</text:date>, <text:time style:data-style-name="N2" text:time-value="22:16:47.62093739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05T22:22:18.218968305</dc:date>
    <meta:editing-cycles>661</meta:editing-cycles>
    <meta:editing-duration>P7DT9H34M25S</meta:editing-duration>
    <meta:document-statistic meta:table-count="11" meta:cell-count="335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